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nus"/>
    </style:style>
    <style:style style:name="P3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Adorai</text:p>
      <text:p text:style-name="P2"/>
      <text:p text:style-name="P2">intro: G Bm C Am D</text:p>
      <text:p text:style-name="P2"/>
      <text:p text:style-name="P2"><text:s text:c="4"/>G <text:s text:c="6"/><text:tab/><text:tab/> <text:s/>Bm</text:p>
      <text:p text:style-name="P2">Adorai, adorai, adorai</text:p>
      <text:p text:style-name="P2"><text:s text:c="6"/>C <text:s text:c="3"/><text:tab/>Am <text:s text:c="12"/>D <text:s text:c="2"/>D7</text:p>
      <text:p text:style-name="P2">AO Deus supremo e criador</text:p>
      <text:p text:style-name="P2"><text:s text:c="4"/>G <text:s text:c="6"/><text:tab/><text:tab/> <text:s/>Bm</text:p>
      <text:p text:style-name="P2">Adorai, adorai, adorai</text:p>
      <text:p text:style-name="P2"><text:s text:c="6"/>C <text:s text:c="3"/><text:tab/>Am <text:s text:c="12"/>D <text:s text:c="2"/>D7</text:p>
      <text:p text:style-name="P2">AO Deus supremo e criador</text:p>
      <text:p text:style-name="P2"></text:p>
      <text:p text:style-name="P2">(refrão)</text:p>
      <text:p text:style-name="P2"><text:s text:c="4"/>C <text:s text:c="12"/><text:tab/> <text:s text:c="7"/>D <text:s text:c="15"/><text:tab/> <text:s text:c="2"/>Bm</text:p>
      <text:p text:style-name="P2">O Deus que fez o céu, a terra e o mar,</text:p>
      <text:p text:style-name="P2"><text:s text:c="7"/><text:tab/>Em <text:s text:c="8"/>C <text:s text:c="5"/>F <text:s text:c="13"/>D <text:s text:c="3"/>D7</text:p>
      <text:p text:style-name="P2">voce e eu, Adorai o Deus de amor !</text:p>
      <text:p text:style-name="P2"><text:s text:c="5"/>C <text:s text:c="11"/><text:tab/> <text:s text:c="8"/>D <text:s text:c="17"/>Bm</text:p>
      <text:p text:style-name="P2">O Deus que fez o céu, a terra o mar,</text:p>
      <text:p text:style-name="P2"><text:s text:c="11"/>Em <text:s text:c="7"/>C <text:s text:c="5"/>D <text:s text:c="14"/>G <text:s/></text:p>
      <text:p text:style-name="P2">voce e eu, Adorai o Deus de amor !</text:p>
      <text:p text:style-name="P2">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us" svg:font-family="Tinus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uro Vieira</meta:initial-creator>
    <meta:creation-date>2016-06-20T13:01:54</meta:creation-date>
    <dc:date>2016-06-20T13:12:04</dc:date>
    <dc:creator>Mauro Vieira</dc:creator>
    <meta:editing-duration>PT10M10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21" meta:word-count="90" meta:character-count="580"/>
  </office:meta>
</office:document-meta>
</file>